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officeooo:rsid="001ce401" officeooo:paragraph-rsid="001ce401"/>
    </style:style>
    <style:style style:name="P2" style:family="paragraph" style:parent-style-name="Standard">
      <style:text-properties style:font-name="DejaVu Sans Condensed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" officeooo:rsid="001e3195" officeooo:paragraph-rsid="001e3195"/>
    </style:style>
    <style:style style:name="P4" style:family="paragraph" style:parent-style-name="Standard">
      <style:text-properties style:font-name="DejaVu Sans Condensed" officeooo:rsid="0026f1dd" officeooo:paragraph-rsid="0026f1dd"/>
    </style:style>
    <style:style style:name="P5" style:family="paragraph" style:parent-style-name="Standard">
      <style:text-properties style:font-name="DejaVu Sans Condensed" officeooo:rsid="0026f1dd" officeooo:paragraph-rsid="002ae4a5"/>
    </style:style>
    <style:style style:name="P6" style:family="paragraph" style:parent-style-name="Standard">
      <style:text-properties style:font-name="DejaVu Sans Condensed" officeooo:rsid="00276aa0" officeooo:paragraph-rsid="0026f1dd"/>
    </style:style>
    <style:style style:name="P7" style:family="paragraph" style:parent-style-name="Standard">
      <style:text-properties style:font-name="DejaVu Sans Condensed" fo:font-weight="bold" officeooo:rsid="0029d005" officeooo:paragraph-rsid="0029d005" style:font-weight-asian="bold" style:font-weight-complex="bold"/>
    </style:style>
    <style:style style:name="P8" style:family="paragraph" style:parent-style-name="Standard">
      <style:text-properties style:font-name="DejaVu Sans Condensed" fo:font-weight="normal" officeooo:rsid="0029d005" officeooo:paragraph-rsid="0029d005" style:font-weight-asian="normal" style:font-weight-complex="normal"/>
    </style:style>
    <style:style style:name="P9" style:family="paragraph" style:parent-style-name="Standard">
      <style:text-properties style:font-name="DejaVu Sans Mono" officeooo:rsid="001e3195" officeooo:paragraph-rsid="001e3195"/>
    </style:style>
    <style:style style:name="P10" style:family="paragraph" style:parent-style-name="Standard">
      <style:text-properties style:font-name="DejaVu Sans Mono" officeooo:rsid="001e3195" officeooo:paragraph-rsid="00239800"/>
    </style:style>
    <style:style style:name="P11" style:family="paragraph" style:parent-style-name="Standard">
      <style:text-properties style:font-name="DejaVu Sans Mono" officeooo:rsid="0022014e" officeooo:paragraph-rsid="0022014e"/>
    </style:style>
    <style:style style:name="P12" style:family="paragraph" style:parent-style-name="Standard">
      <style:text-properties style:font-name="DejaVu Sans Mono" officeooo:rsid="0022014e" officeooo:paragraph-rsid="00239800"/>
    </style:style>
    <style:style style:name="P13" style:family="paragraph" style:parent-style-name="Standard">
      <style:text-properties style:font-name="DejaVu Sans Mono" officeooo:rsid="0022014e" officeooo:paragraph-rsid="00254287"/>
    </style:style>
    <style:style style:name="P14" style:family="paragraph" style:parent-style-name="Standard">
      <style:text-properties style:font-name="DejaVu Sans Mono" officeooo:rsid="0026f1dd" officeooo:paragraph-rsid="0026f1dd"/>
    </style:style>
    <style:style style:name="P15" style:family="paragraph" style:parent-style-name="Standard">
      <style:text-properties style:font-name="DejaVu Sans Mono" officeooo:rsid="0026f1dd" officeooo:paragraph-rsid="002ae4a5"/>
    </style:style>
    <style:style style:name="P16" style:family="paragraph" style:parent-style-name="Standard">
      <style:text-properties style:font-name="DejaVu Sans Mono" officeooo:rsid="00276aa0" officeooo:paragraph-rsid="00276aa0"/>
    </style:style>
    <style:style style:name="P17" style:family="paragraph" style:parent-style-name="Standard">
      <style:text-properties style:font-name="DejaVu Sans Mono" officeooo:rsid="001ce401" officeooo:paragraph-rsid="001ce401"/>
    </style:style>
    <style:style style:name="P18" style:family="paragraph" style:parent-style-name="Standard" style:master-page-name="">
      <style:paragraph-properties style:page-number="auto" fo:break-before="auto" fo:break-after="auto"/>
      <style:text-properties style:font-name="DejaVu Sans Mono" officeooo:rsid="0022014e" officeooo:paragraph-rsid="0022014e"/>
    </style:style>
    <style:style style:name="P19" style:family="paragraph" style:parent-style-name="Standard">
      <style:paragraph-properties fo:break-before="page"/>
      <style:text-properties style:font-name="DejaVu Sans Mono" officeooo:rsid="0026f1dd" officeooo:paragraph-rsid="0026f1dd"/>
    </style:style>
    <style:style style:name="P20" style:family="paragraph" style:parent-style-name="Standard">
      <style:text-properties style:font-name="DejaVu Sans Mono" officeooo:rsid="002ae4a5" officeooo:paragraph-rsid="002ae4a5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officeooo:rsid="002ae4a5"/>
    </style:style>
    <style:style style:name="T3" style:family="text">
      <style:text-properties style:font-name="DejaVu Sans Condensed"/>
    </style:style>
    <style:style style:name="T4" style:family="text">
      <style:text-properties style:font-name="DejaVu Sans Condensed" officeooo:rsid="0022014e"/>
    </style:style>
    <style:style style:name="T5" style:family="text">
      <style:text-properties style:font-name="DejaVu Sans Condensed" officeooo:rsid="00276aa0"/>
    </style:style>
    <style:style style:name="T6" style:family="text">
      <style:text-properties style:font-name="DejaVu Sans Condensed" officeooo:rsid="002bc795"/>
    </style:style>
    <style:style style:name="T7" style:family="text">
      <style:text-properties style:font-name="DejaVu Sans Condensed" officeooo:rsid="002ae4a5"/>
    </style:style>
    <style:style style:name="T8" style:family="text">
      <style:text-properties style:font-name="DejaVu Sans Condensed" officeooo:rsid="002c64a5"/>
    </style:style>
    <style:style style:name="T9" style:family="text">
      <style:text-properties style:font-name="DejaVu Sans Condensed" officeooo:rsid="002d2685"/>
    </style:style>
    <style:style style:name="T10" style:family="text">
      <style:text-properties style:font-name="DejaVu Sans Condensed" officeooo:rsid="002d9a21"/>
    </style:style>
    <style:style style:name="T11" style:family="text">
      <style:text-properties officeooo:rsid="00202d1a"/>
    </style:style>
    <style:style style:name="T12" style:family="text">
      <style:text-properties officeooo:rsid="0022014e"/>
    </style:style>
    <style:style style:name="T13" style:family="text">
      <style:text-properties officeooo:rsid="00239800"/>
    </style:style>
    <style:style style:name="T14" style:family="text">
      <style:text-properties officeooo:rsid="00276aa0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officeooo:rsid="002ae4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1</text:p>
      <text:p text:style-name="P2"/>
      <text:p text:style-name="P1">CSC 134 – section 200 – Fall 2014</text:p>
      <text:p text:style-name="P1"/>
      <text:p text:style-name="P1">Walter Vaughan</text:p>
      <text:p text:style-name="P1"/>
      <text:p text:style-name="P1"/>
      <text:p text:style-name="P1"/>
      <text:p text:style-name="P7">Pre-lab Questions</text:p>
      <text:p text:style-name="P7"/>
      <text:p text:style-name="P8">1.<text:tab/>Compilers detect <text:span text:style-name="T15">syntax</text:span> errors. </text:p>
      <text:p text:style-name="P8"/>
      <text:p text:style-name="P8">2.<text:tab/>Usually the most difficult errors to correct are the <text:span text:style-name="T15">logic</text:span><text:span text:style-name="T16"> errors since</text:span> they are not detected in the <text:tab/>compilation process. </text:p>
      <text:p text:style-name="P8"/>
      <text:p text:style-name="P8">3.<text:tab/>Attaching other pre-written routines to your program is done by the <text:span text:style-name="T15">linking</text:span> process. </text:p>
      <text:p text:style-name="P8"/>
      <text:p text:style-name="P8">4. <text:tab/><text:span text:style-name="T15">Binary</text:span><text:span text:style-name="T16"> </text:span>code is the machine code consisting of ones and zeroes that is read by the computer.</text:p>
      <text:p text:style-name="P8"/>
      <text:p text:style-name="P8">5.<text:tab/>Dividing by zero is an example of a <text:span text:style-name="T15">runtime</text:span> error.</text:p>
      <text:p text:style-name="P8"/>
      <text:p text:style-name="P8"/>
      <text:p text:style-name="P1"/>
      <text:p text:style-name="P3">This lab was completed using g++ 4.9.1 on linux kernel 3.16.1, x86_64</text:p>
      <text:p text:style-name="P1"/>
      <text:p text:style-name="P1">1.1. <text:tab/>The output of the program generated by compiling firstprog.cpp is as follows:</text:p>
      <text:p text:style-name="P1"/>
      <text:p text:style-name="P1"><text:tab/><text:span text:style-name="T1">Now is the time for all good men </text:span></text:p>
      <text:p text:style-name="P17"><text:tab/>To come to the aid of their party</text:p>
      <text:p text:style-name="P1"/>
      <text:p text:style-name="P3">1.2. <text:tab/>The output of the program generated by compiling semiprob.cpp after fixing the missing semicolon <text:tab/>is as follows:</text:p>
      <text:p text:style-name="P3"/>
      <text:p text:style-name="P9"><text:tab/>Today is a great day for Lab </text:p>
      <text:p text:style-name="P9"><text:tab/>Let's start off by typing a number of your choice </text:p>
      <text:p text:style-name="P9"><text:tab/><text:span text:style-name="T11">9</text:span> </text:p>
      <text:p text:style-name="P9"><text:tab/><text:span text:style-name="T11">18</text:span> is twice the number you typed </text:p>
      <text:p text:style-name="P9"/>
      <text:p text:style-name="P9"><text:tab/><text:span text:style-name="T3">Typing in postive numbers (including very large numbers), negative numbers, 0 and -0 all result in <text:tab/>correct answers, leading me to believe that the program is functioning as intended.</text:span></text:p>
      <text:p text:style-name="P9"/>
      <text:p text:style-name="P9"><text:span text:style-name="T3"><text:tab/>Examination of the source code shows that while the input variable </text:span>number<text:span text:style-name="T3"> is an int type, the <text:tab/>variable used in the calculation </text:span>total<text:span text:style-name="T3"> is a float type so integer overflow and other primitive errors <text:tab/>are unlikely to occur.</text:span></text:p>
      <text:p text:style-name="P9"/>
      <text:p text:style-name="P9"><text:span text:style-name="T3">1.3.<text:tab/></text:span><text:span text:style-name="T4">The output of the program generated by compiling runprob.cpp after changing</text:span></text:p>
      <text:p text:style-name="P9"><text:span text:style-name="T4"><text:tab/></text:span><text:span text:style-name="T12">divider = 0; </text:span><text:span text:style-name="T4">to</text:span><text:span text:style-name="T12"> divider = 2; </text:span><text:span text:style-name="T4">is as follows:</text:span></text:p>
      <text:p text:style-name="P9"/>
      <text:p text:style-name="P10"><text:span text:style-name="T4"><text:tab/></text:span><text:span text:style-name="T12">Hi there </text:span></text:p>
      <text:p text:style-name="P12"><text:tab/>Please input a number and then hit return </text:p>
      <text:p text:style-name="P12"><text:tab/>9</text:p>
      <text:p text:style-name="P12"><text:tab/><text:span text:style-name="T13">Half of your number is 4.5</text:span></text:p>
      <text:p text:style-name="P12"/>
      <text:p text:style-name="P13"><text:soft-page-break/><text:tab/>Hi there </text:p>
      <text:p text:style-name="P13"><text:tab/>Please input a number and then hit return </text:p>
      <text:p text:style-name="P13"><text:tab/>-9</text:p>
      <text:p text:style-name="P13"><text:tab/><text:span text:style-name="T13">Half of your number is -4.5</text:span></text:p>
      <text:p text:style-name="P12"/>
      <text:p text:style-name="P12"><text:tab/>Hi there </text:p>
      <text:p text:style-name="P11"><text:tab/>Please input a number and then hit return </text:p>
      <text:p text:style-name="P11"><text:tab/>531858 <text:s text:c="7"/></text:p>
      <text:p text:style-name="P11"><text:tab/>Half of your number is 265929 </text:p>
      <text:p text:style-name="P11"/>
      <text:p text:style-name="P18"><text:tab/>Hi there </text:p>
      <text:p text:style-name="P11"><text:tab/>Please input a number and then hit return </text:p>
      <text:p text:style-name="P11"><text:tab/>9e+666 </text:p>
      <text:p text:style-name="P11"><text:tab/>Half of your number is 1.70141e+38 </text:p>
      <text:p text:style-name="P11"/>
      <text:p text:style-name="P11"><text:tab/><text:span text:style-name="T3">What? No it's not. </text:span></text:p>
      <text:p text:style-name="P11"/>
      <text:p text:style-name="P18"><text:tab/>Hi there </text:p>
      <text:p text:style-name="P11"><text:tab/>Please input a number and then hit return </text:p>
      <text:p text:style-name="P11"><text:tab/>5e+5150 </text:p>
      <text:p text:style-name="P11"><text:tab/>Half of your number is 1.70141e+38</text:p>
      <text:p text:style-name="P11"/>
      <text:p text:style-name="P11"><text:tab/><text:span text:style-name="T3">I seem to have hit the maximum value for a </text:span>float<text:span text:style-name="T3"> type.</text:span></text:p>
      <text:p text:style-name="P11"/>
      <text:p text:style-name="P11"><text:span text:style-name="T3"><text:tab/></text:span>Hi there </text:p>
      <text:p text:style-name="P11"><text:tab/>Please input a number and then hit return </text:p>
      <text:p text:style-name="P11"><text:tab/>1e-45</text:p>
      <text:p text:style-name="P11"><text:tab/>Half of your number is 0 </text:p>
      <text:p text:style-name="P11"/>
      <text:p text:style-name="P11"><text:tab/><text:span text:style-name="T3">No, that's not right either. I have also hit the smallest possible absolute value for a </text:span>float<text:span text:style-name="T3">.</text:span></text:p>
      <text:p text:style-name="P11"/>
      <text:p text:style-name="P4">1.4.<text:tab/><text:span text:style-name="T17">The output of the program generated by compiling logicprob.cpp is as follows:</text:span></text:p>
      <text:p text:style-name="P4"/>
      <text:p text:style-name="P5"><text:tab/><text:span text:style-name="T2">Enter the first number </text:span></text:p>
      <text:p text:style-name="P20"><text:tab/>Then hit enter </text:p>
      <text:p text:style-name="P20"><text:tab/>2 </text:p>
      <text:p text:style-name="P20"><text:tab/>Enter the second number </text:p>
      <text:p text:style-name="P20"><text:tab/>Then hit enter </text:p>
      <text:p text:style-name="P20"><text:tab/>3 </text:p>
      <text:p text:style-name="P20"><text:tab/></text:p>
      <text:p text:style-name="P20"><text:tab/>You input the numbers as 2 and 3 </text:p>
      <text:p text:style-name="P20"><text:tab/>After swapping, the values of the two numbers are 3 and 3 </text:p>
      <text:p text:style-name="P14"/>
      <text:p text:style-name="P15"><text:tab/><text:span text:style-name="T7">It appears that the second value overwrote the first, but the second was not changed to the first <text:tab/>value. This happens because </text:span><text:span text:style-name="T2">firstNumber</text:span><text:span text:style-name="T7"> is assigned the value of </text:span><text:span text:style-name="T2">secondNumber</text:span><text:span text:style-name="T7">, but when <text:tab/></text:span><text:span text:style-name="T2">secondNumber</text:span><text:span text:style-name="T7"> is assigned the value of </text:span><text:span text:style-name="T2">firstNumber</text:span><text:span text:style-name="T7">, the value of </text:span><text:span text:style-name="T2">firstNumber</text:span><text:span text:style-name="T7"> is already the <text:tab/>value of </text:span><text:span text:style-name="T2">secondNumber</text:span><text:span text:style-name="T7">, so </text:span><text:span text:style-name="T2">secondNumber = firstNumber; </text:span><text:span text:style-name="T7">effectively becomes <text:tab/></text:span><text:span text:style-name="T2">secondNumber = secondNumber;</text:span><text:span text:style-name="T7">. One way to fix this error is to store </text:span><text:span text:style-name="T2">firstNumber</text:span><text:span text:style-name="T7"> to a <text:tab/>temporary variable, reassign </text:span><text:span text:style-name="T2">firstNumber</text:span><text:span text:style-name="T7">, and then assign </text:span><text:span text:style-name="T2">secondNumber</text:span><text:span text:style-name="T7"> to that temporary <text:tab/>variable. </text:span><text:span text:style-name="T8">Compiling the new program yields the </text:span><text:span text:style-name="T9">intended</text:span><text:span text:style-name="T8"> results.</text:span></text:p>
      <text:p text:style-name="P19"><text:span text:style-name="T3">1.5.<text:tab/></text:span><text:span text:style-name="T6">The </text:span><text:span text:style-name="T14">kilotomiles.cpp</text:span><text:span text:style-name="T5"> algorithm should look like this:</text:span></text:p>
      <text:p text:style-name="P6"><text:tab/></text:p>
      <text:p text:style-name="P14"><text:span text:style-name="T5"><text:tab/>1) Get the distance in kilometers as a </text:span><text:span text:style-name="T14">float</text:span><text:span text:style-name="T5"> from the user.</text:span></text:p>
      <text:p text:style-name="P16"><text:span text:style-name="T3"><text:tab/>2) Return that distance in miles by multiplying the input number by </text:span>0.621<text:span text:style-name="T3">, making sure to multiply <text:tab/>by a float value, so </text:span><text:span text:style-name="T10">that</text:span><text:span text:style-name="T3"> the result doesn't get converted to an </text:span>int<text:span text:style-name="T3">.</text:span></text:p>
      <text:p text:style-name="P16"/>
      <text:p text:style-name="P16"><text:span text:style-name="T3"><text:tab/>I wrote the program (it's attached as </text:span>kilotomiles.cpp<text:span text:style-name="T3">) and its output looks like this.</text:span></text:p>
      <text:p text:style-name="P16"><text:tab/></text:p>
      <text:p text:style-name="P16"><text:tab/>wbv@mbp-arch &gt; g++ kilotomiles.cpp -o kilotomiles </text:p>
      <text:p text:style-name="P16"/>
      <text:p text:style-name="P16"><text:span text:style-name="T3"><text:tab/></text:span>wbv@mbp-arch &gt; echo 42 | ./kilotomiles </text:p>
      <text:p text:style-name="P16"><text:tab/>Enter a distance in kilometers then hit return. </text:p>
      <text:p text:style-name="P16"><text:tab/>42 km = 26.082 mi. </text:p>
      <text:p text:style-name="P16"/>
      <text:p text:style-name="P16"><text:tab/>wbv@mbp-arch &gt; echo 1 | ./kilotomiles </text:p>
      <text:p text:style-name="P16"><text:tab/>Enter a distance in kilometers then hit return. </text:p>
      <text:p text:style-name="P16"><text:tab/>1 km = 0.621 mi. </text:p>
      <text:p text:style-name="P16"/>
      <text:p text:style-name="P16"><text:tab/>wbv@mbp-arch &gt; echo 10 | ./kilotomiles </text:p>
      <text:p text:style-name="P16"><text:tab/>Enter a distance in kilometers then hit return. </text:p>
      <text:p text:style-name="P16"><text:tab/>10 km = 6.21 mi. </text:p>
      <text:p text:style-name="P16"/>
      <text:p text:style-name="P16"><text:tab/>wbv@mbp-arch &gt; echo 25 | ./kilotomiles </text:p>
      <text:p text:style-name="P16"><text:tab/>Enter a distance in kilometers then hit return. </text:p>
      <text:p text:style-name="P16"><text:tab/>25 km = 15.525 mi. </text:p>
      <text:p text:style-name="P16"/>
      <text:p text:style-name="P16"><text:tab/>wbv@mbp-arch &gt; echo 500 | ./kilotomiles </text:p>
      <text:p text:style-name="P16"><text:tab/>Enter a distance in kilometers then hit return. </text:p>
      <text:p text:style-name="P16"><text:tab/>500 km = 310.5 mi. </text:p>
      <text:p text:style-name="P16"/>
      <text:p text:style-name="P16"><text:tab/>wbv@mbp-arch &gt; echo 20000 | ./kilotomiles </text:p>
      <text:p text:style-name="P16"><text:tab/>Enter a distance in kilometers then hit return. </text:p>
      <text:p text:style-name="P16"><text:tab/>20000 km = 12420 mi. 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8-26T18:05:50.817644077</dc:date>
    <meta:editing-duration>PT2H17M20S</meta:editing-duration>
    <meta:editing-cycles>15</meta:editing-cycles>
    <meta:generator>LibreOffice/4.2.5.2$Linux_X86_64 LibreOffice_project/420m0$Build-2</meta:generator>
    <meta:document-statistic meta:table-count="0" meta:image-count="0" meta:object-count="0" meta:page-count="3" meta:paragraph-count="85" meta:word-count="712" meta:character-count="4106" meta:non-whitespace-character-count="3328"/>
  </office:meta>
</office:document-meta>
</file>